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05b9ce" officeooo:paragraph-rsid="0005b9ce" style:font-size-asian="9.60000038146973pt" style:font-weight-asian="normal" style:font-size-complex="11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fo:color="#000000" fo:font-size="11pt" fo:font-weight="normal" officeooo:rsid="0005b9ce" officeooo:paragraph-rsid="0005b9ce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font-weight="normal" officeooo:rsid="00051371" officeooo:paragraph-rsid="0003a3d7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51f73" officeooo:paragraph-rsid="00051f73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3a3d7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3a3d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03a3d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3a3d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3a3d7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5b9ce" officeooo:paragraph-rsid="0005b9ce"/>
    </style:style>
    <style:style style:name="T1" style:family="text">
      <style:text-properties style:font-size-asian="11pt"/>
    </style:style>
    <style:style style:name="T2" style:family="text">
      <style:text-properties officeooo:rsid="001fea51" style:font-size-asian="11pt"/>
    </style:style>
    <style:style style:name="T3" style:family="text">
      <style:text-properties style:text-position="super 58%"/>
    </style:style>
    <style:style style:name="T4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fo:color="#000000" fo:font-size="11pt" fo:font-weight="normal" officeooo:rsid="0021ab69" style:font-size-asian="9.60000038146973pt" style:font-weight-asian="normal" style:font-size-complex="11pt" style:font-weight-complex="normal"/>
    </style:style>
    <style:style style:name="T6" style:family="text">
      <style:text-properties officeooo:rsid="0022b0f2"/>
    </style:style>
    <style:style style:name="T7" style:family="text">
      <style:text-properties officeooo:rsid="0003a3d7"/>
    </style:style>
    <style:style style:name="T8" style:family="text">
      <style:text-properties officeooo:rsid="0006a8c4"/>
    </style:style>
    <style:style style:name="T9" style:family="text">
      <style:text-properties officeooo:rsid="00082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ly Report(Up until <text:span text:style-name="T7">27th</text:span><text:span text:style-name="T3">th</text:span> August, 2015)</text:p>
      <text:p text:style-name="P6">Anirudh Tiwari</text:p>
      <text:p text:style-name="P6"/>
      <text:p text:style-name="P6"/>
      <text:p text:style-name="P8">Work Done</text:p>
      <text:p text:style-name="P4">Wrote script for calculating the overlap between the results of K-means and CATH. Also, wrote a script to merge the scattered fragments of residues with their respective domains. </text:p>
      <text:p text:style-name="P3"/>
      <text:p text:style-name="P9">Results</text:p>
      <text:list xml:id="list5671477361651293744" text:style-name="L2">
        <text:list-item>
          <text:p text:style-name="P10"><text:span text:style-name="T5">O</text:span><text:span text:style-name="T4">n an average, k-means had 80% overlap with the output of CATH. This included both contiguous as well as non-contiguous two domain proteins.</text:span></text:p>
        </text:list-item>
        <text:list-item>
          <text:p text:style-name="P1">Also, the script which merged scattered fragments had maximum average overlap(81.5%) for fragments of size &lt;=5. </text:p>
        </text:list-item>
      </text:list>
      <text:p text:style-name="P7">Next Steps</text:p>
      <text:list xml:id="list6673112674729467872" text:style-name="L3">
        <text:list-item>
          <text:p text:style-name="P2"><text:span text:style-name="T9">A</text:span>nalyze the overlap output with fragments of size &lt;=<text:span text:style-name="T8">5</text:span> to be merged and try to increase the overlap as much as possibl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8-28T11:03:23.029912469</meta:creation-date>
    <dc:date>2015-08-28T11:19:15.181863793</dc:date>
    <dc:creator>Anirudh Tiwari</dc:creator>
    <meta:editing-duration>PT15M9S</meta:editing-duration>
    <meta:editing-cycles>5</meta:editing-cycles>
    <meta:generator>LibreOffice/4.2.8.2$Linux_X86_64 LibreOffice_project/420$Build-2</meta:generator>
    <meta:document-statistic meta:table-count="0" meta:image-count="0" meta:object-count="0" meta:page-count="1" meta:paragraph-count="9" meta:word-count="105" meta:character-count="640" meta:non-whitespace-character-count="544"/>
  </office:meta>
</office:document-meta>
</file>